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Standard" style:family="paragraph">
      <style:text-properties style:font-name="Times New Roman" style:font-name-complex="Times New Roman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7" style:parent-style-name="PreformattedText" style:family="paragraph">
      <style:text-properties style:font-name="Times New Roman" style:font-name-complex="Times New Roman"/>
    </style:style>
    <style:style style:name="P8" style:parent-style-name="PreformattedText" style:family="paragraph">
      <style:text-properties style:font-name="Times New Roman" style:font-name-complex="Times New Roman"/>
    </style:style>
    <style:style style:name="P9" style:parent-style-name="PreformattedText" style:family="paragraph">
      <style:text-properties style:font-name="Times New Roman" style:font-name-complex="Times New Roman"/>
    </style:style>
    <style:style style:name="P10" style:parent-style-name="PreformattedText" style:family="paragraph">
      <style:text-properties style:font-name="Times New Roman" style:font-name-complex="Times New Roman"/>
    </style:style>
    <style:style style:name="P11" style:parent-style-name="PreformattedText" style:family="paragraph">
      <style:text-properties style:font-name="Times New Roman" style:font-name-complex="Times New Roman" fo:font-weight="bold" style:font-weight-asian="bold" style:font-weight-complex="bold" fo:color="#0000CC"/>
    </style:style>
    <style:style style:name="P12" style:parent-style-name="Standard" style:family="paragraph">
      <style:text-properties style:font-name="Times New Roman" style:font-name-asian="Nimbus Mono L" style:font-name-complex="Times New Roman" fo:font-weight="bold" style:font-weight-asian="bold" style:font-weight-complex="bold" fo:font-size="10pt" style:font-size-asian="10pt" style:font-size-complex="10pt"/>
    </style:style>
    <style:style style:name="P1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7" style:parent-style-name="PreformattedText" style:family="paragraph">
      <style:text-properties style:font-name="Times New Roman" style:font-name-complex="Times New Roman"/>
    </style:style>
    <style:style style:name="P18" style:parent-style-name="PreformattedText" style:family="paragraph">
      <style:text-properties style:font-name="Times New Roman" style:font-name-complex="Times New Roman"/>
    </style:style>
    <style:style style:name="P19" style:parent-style-name="PreformattedText" style:family="paragraph">
      <style:text-properties style:font-name="Times New Roman" style:font-name-complex="Times New Roman"/>
    </style:style>
    <style:style style:name="P20" style:parent-style-name="PreformattedText" style:family="paragraph">
      <style:text-properties style:font-name="Times New Roman" style:font-name-complex="Times New Roman"/>
    </style:style>
    <style:style style:name="P21" style:parent-style-name="PreformattedText" style:family="paragraph">
      <style:text-properties style:font-name="Times New Roman" style:font-name-complex="Times New Roman"/>
    </style:style>
    <style:style style:name="P22" style:parent-style-name="PreformattedText" style:family="paragraph">
      <style:text-properties style:font-name="Times New Roman" style:font-name-complex="Times New Roman"/>
    </style:style>
    <style:style style:name="P23" style:parent-style-name="PreformattedText" style:family="paragraph">
      <style:text-properties style:font-name="Times New Roman" style:font-name-complex="Times New Roman"/>
    </style:style>
    <style:style style:name="P24" style:parent-style-name="PreformattedText" style:family="paragraph">
      <style:text-properties style:font-name="Times New Roman" style:font-name-complex="Times New Roman"/>
    </style:style>
    <style:style style:name="P25" style:parent-style-name="PreformattedText" style:family="paragraph">
      <style:text-properties style:font-name="Times New Roman" style:font-name-complex="Times New Roman" fo:color="#000000"/>
    </style:style>
    <style:style style:name="P26" style:parent-style-name="Standard" style:family="paragraph">
      <style:text-properties style:font-name="Times New Roman" style:font-name-asian="Nimbus Mono L" style:font-name-complex="Times New Roman" fo:font-weight="bold" style:font-weight-asian="bold" style:font-weight-complex="bold" fo:color="#000000" fo:font-size="10pt" style:font-size-asian="10pt" style:font-size-complex="10pt"/>
    </style:style>
    <style:style style:name="P2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30" style:parent-style-name="PreformattedText" style:family="paragraph">
      <style:text-properties style:font-name="Times New Roman" style:font-name-complex="Times New Roman"/>
    </style:style>
    <style:style style:name="P31" style:parent-style-name="PreformattedText" style:family="paragraph">
      <style:text-properties style:font-name="Times New Roman" style:font-name-complex="Times New Roman" fo:color="#000000"/>
    </style:style>
    <style:style style:name="P32" style:parent-style-name="Standard" style:family="paragraph">
      <style:text-properties style:font-name="Times New Roman" style:font-name-complex="Times New Roman" fo:font-weight="bold" style:font-weight-asian="bold" style:font-weight-complex="bold" fo:color="#800000" fo:font-size="14pt" style:font-size-asian="14pt" style:font-size-complex="14pt"/>
    </style:style>
    <style:style style:name="P3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36" style:parent-style-name="PreformattedText" style:family="paragraph">
      <style:text-properties style:font-name="Times New Roman" style:font-name-complex="Times New Roman"/>
    </style:style>
    <style:style style:name="P37" style:parent-style-name="PreformattedText" style:family="paragraph">
      <style:text-properties style:font-name="Times New Roman" style:font-name-complex="Times New Roman"/>
    </style:style>
    <style:style style:name="P38" style:parent-style-name="PreformattedText" style:family="paragraph">
      <style:text-properties style:font-name="Times New Roman" style:font-name-complex="Times New Roman"/>
    </style:style>
    <style:style style:name="P39" style:parent-style-name="PreformattedText" style:family="paragraph">
      <style:text-properties style:font-name="Times New Roman" style:font-name-complex="Times New Roman" fo:color="#000000"/>
    </style:style>
    <style:style style:name="P40" style:parent-style-name="Standard" style:family="paragraph">
      <style:text-properties style:font-name="Times New Roman" style:font-name-asian="Nimbus Mono L" style:font-name-complex="Times New Roman" fo:color="#000000" fo:font-size="10pt" style:font-size-asian="10pt" style:font-size-complex="10pt"/>
    </style:style>
    <style:style style:name="P4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3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44" style:parent-style-name="PreformattedText" style:family="paragraph">
      <style:text-properties style:font-name="Times New Roman" style:font-name-complex="Times New Roman"/>
    </style:style>
    <style:style style:name="P45" style:parent-style-name="PreformattedText" style:family="paragraph">
      <style:text-properties style:font-name="Times New Roman" style:font-name-complex="Times New Roman"/>
    </style:style>
    <style:style style:name="P46" style:parent-style-name="PreformattedText" style:family="paragraph">
      <style:text-properties style:font-name="Times New Roman" style:font-name-complex="Times New Roman"/>
    </style:style>
    <style:style style:name="P47" style:parent-style-name="PreformattedText" style:family="paragraph">
      <style:text-properties style:font-name="Times New Roman" style:font-name-complex="Times New Roman"/>
    </style:style>
    <style:style style:name="P48" style:parent-style-name="PreformattedText" style:family="paragraph">
      <style:text-properties style:font-name="Times New Roman" style:font-name-complex="Times New Roman"/>
    </style:style>
    <style:style style:name="P49" style:parent-style-name="PreformattedText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50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53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55" style:parent-style-name="PreformattedText" style:family="paragraph">
      <style:text-properties style:font-name="Times New Roman" style:font-name-complex="Times New Roman"/>
    </style:style>
    <style:style style:name="P56" style:parent-style-name="PreformattedText" style:family="paragraph">
      <style:text-properties style:font-name="Times New Roman" style:font-name-complex="Times New Roman"/>
    </style:style>
    <style:style style:name="P57" style:parent-style-name="PreformattedText" style:family="paragraph">
      <style:text-properties style:font-name="Times New Roman" style:font-name-complex="Times New Roman" fo:color="#000000"/>
    </style:style>
    <style:style style:name="P58" style:parent-style-name="Standard" style:family="paragraph">
      <style:text-properties style:font-name="Times New Roman" style:font-name-asian="Nimbus Mono L" style:font-name-complex="Times New Roman" fo:font-weight="bold" style:font-weight-asian="bold" style:font-weight-complex="bold" fo:color="#000000" fo:font-size="10pt" style:font-size-asian="10pt" style:font-size-complex="10pt"/>
    </style:style>
    <style:style style:name="P5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60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61" style:parent-style-name="PreformattedText" style:family="paragraph">
      <style:text-properties style:font-name="Times New Roman" style:font-name-complex="Times New Roman"/>
    </style:style>
    <style:style style:name="P62" style:parent-style-name="PreformattedText" style:family="paragraph">
      <style:text-properties style:font-name="Times New Roman" style:font-name-complex="Times New Roman"/>
    </style:style>
    <style:style style:name="P63" style:parent-style-name="PreformattedText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64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65" style:parent-style-name="PreformattedText" style:family="paragraph">
      <style:text-properties style:font-name="Times New Roman" style:font-name-complex="Times New Roman"/>
    </style:style>
    <style:style style:name="P66" style:parent-style-name="PreformattedText" style:family="paragraph">
      <style:text-properties style:font-name="Times New Roman" style:font-name-complex="Times New Roman"/>
    </style:style>
    <style:style style:name="P67" style:parent-style-name="PreformattedText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68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69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70" style:parent-style-name="PreformattedText" style:family="paragraph">
      <style:text-properties style:font-name="Times New Roman" style:font-name-complex="Times New Roman"/>
    </style:style>
    <style:style style:name="P71" style:parent-style-name="PreformattedText" style:family="paragraph">
      <style:text-properties style:font-name="Times New Roman" style:font-name-complex="Times New Roman" fo:color="#000000"/>
    </style:style>
    <style:style style:name="P72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73" style:parent-style-name="PreformattedText" style:family="paragraph">
      <style:text-properties style:font-name="Times New Roman" style:font-name-complex="Times New Roman"/>
    </style:style>
    <style:style style:name="P74" style:parent-style-name="PreformattedText" style:family="paragraph">
      <style:text-properties style:font-name="Times New Roman" style:font-name-complex="Times New Roman" fo:color="#000000"/>
    </style:style>
    <style:style style:name="P75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76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7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8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79" style:parent-style-name="PreformattedText" style:family="paragraph">
      <style:text-properties style:font-name="Times New Roman" style:font-name-complex="Times New Roman"/>
    </style:style>
    <style:style style:name="P80" style:parent-style-name="PreformattedText" style:family="paragraph">
      <style:text-properties style:font-name="Times New Roman" style:font-name-complex="Times New Roman"/>
    </style:style>
    <style:style style:name="P81" style:parent-style-name="PreformattedText" style:family="paragraph">
      <style:text-properties style:font-name="Times New Roman" style:font-name-complex="Times New Roman"/>
    </style:style>
    <style:style style:name="P82" style:parent-style-name="PreformattedText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83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8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5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6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87" style:parent-style-name="PreformattedText" style:family="paragraph">
      <style:text-properties style:font-name="Times New Roman" style:font-name-complex="Times New Roman"/>
    </style:style>
    <style:style style:name="P88" style:parent-style-name="PreformattedText" style:family="paragraph">
      <style:text-properties style:font-name="Times New Roman" style:font-name-complex="Times New Roman"/>
    </style:style>
    <style:style style:name="P89" style:parent-style-name="PreformattedText" style:family="paragraph">
      <style:text-properties style:font-name="Times New Roman" style:font-name-complex="Times New Roman"/>
    </style:style>
    <style:style style:name="P90" style:parent-style-name="PreformattedText" style:family="paragraph">
      <style:text-properties style:font-name="Times New Roman" style:font-name-complex="Times New Roman"/>
    </style:style>
    <style:style style:name="P91" style:parent-style-name="PreformattedText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3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95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96" style:parent-style-name="PreformattedText" style:family="paragraph">
      <style:text-properties style:font-name="Times New Roman" style:font-name-complex="Times New Roman"/>
    </style:style>
    <style:style style:name="P97" style:parent-style-name="PreformattedText" style:family="paragraph">
      <style:text-properties style:font-name="Times New Roman" style:font-name-complex="Times New Roman"/>
    </style:style>
    <style:style style:name="P98" style:parent-style-name="PreformattedText" style:family="paragraph">
      <style:text-properties style:font-name="Times New Roman" style:font-name-complex="Times New Roman"/>
    </style:style>
    <style:style style:name="P99" style:parent-style-name="PreformattedText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00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2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3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04" style:parent-style-name="PreformattedText" style:family="paragraph">
      <style:text-properties style:font-name="Times New Roman" style:font-name-complex="Times New Roman"/>
    </style:style>
    <style:style style:name="P105" style:parent-style-name="PreformattedText" style:family="paragraph">
      <style:text-properties style:font-name="Times New Roman" style:font-name-complex="Times New Roman"/>
    </style:style>
    <style:style style:name="P106" style:parent-style-name="PreformattedText" style:family="paragraph">
      <style:text-properties style:font-name="Times New Roman" style:font-name-complex="Times New Roman"/>
    </style:style>
    <style:style style:name="P107" style:parent-style-name="PreformattedText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08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0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0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1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12" style:parent-style-name="PreformattedText" style:family="paragraph">
      <style:text-properties style:font-name="Times New Roman" style:font-name-complex="Times New Roman"/>
    </style:style>
    <style:style style:name="P113" style:parent-style-name="PreformattedText" style:family="paragraph">
      <style:text-properties style:font-name="Times New Roman" style:font-name-complex="Times New Roman"/>
    </style:style>
    <style:style style:name="P114" style:parent-style-name="PreformattedText" style:family="paragraph">
      <style:text-properties style:font-name="Times New Roman" style:font-name-complex="Times New Roman"/>
    </style:style>
    <style:style style:name="P115" style:parent-style-name="PreformattedText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116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7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8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9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20" style:parent-style-name="PreformattedText" style:family="paragraph">
      <style:text-properties style:font-name="Times New Roman" style:font-name-complex="Times New Roman"/>
    </style:style>
    <style:style style:name="P121" style:parent-style-name="PreformattedText" style:family="paragraph">
      <style:text-properties style:font-name="Times New Roman" style:font-name-complex="Times New Roman"/>
    </style:style>
    <style:style style:name="P122" style:parent-style-name="PreformattedText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23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4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5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6" style:parent-style-name="Standard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27" style:parent-style-name="PreformattedText" style:family="paragraph">
      <style:text-properties style:font-name="Times New Roman" style:font-name-complex="Times New Roman"/>
    </style:style>
    <style:style style:name="P128" style:parent-style-name="PreformattedText" style:family="paragraph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29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0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1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color="#0000CC" fo:font-size="14pt" style:font-size-asian="14pt" style:font-size-complex="14pt"/>
    </style:style>
    <style:style style:name="P133" style:parent-style-name="PreformattedText" style:family="paragraph">
      <style:text-properties style:font-name="Times New Roman" style:font-name-complex="Times New Roman"/>
    </style:style>
    <style:style style:name="P134" style:parent-style-name="PreformattedText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5" style:parent-style-name="Standard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3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"/>
      <text:p text:style-name="P3">Create a table</text:p>
      <text:p text:style-name="P4"/>
      <text:p text:style-name="P5">&gt;create 'customer', 'addr', 'order'</text:p>
      <text:p text:style-name="P6"/>
      <text:p text:style-name="P7">hbase(main):028:0&gt; create 'customer', 'addr', 'order'</text:p>
      <text:p text:style-name="P8">0 row(s) in 2.5110 seconds</text:p>
      <text:p text:style-name="P9">=&gt; Hbase::Table - customer</text:p>
      <text:p text:style-name="P10"/>
      <text:p text:style-name="P11"/>
      <text:p text:style-name="P12"/>
      <text:p text:style-name="P13">Use ‘describe’ to<text:s/>get the description of the table.</text:p>
      <text:p text:style-name="P14"/>
      <text:p text:style-name="P15">&gt;describe 'customer'</text:p>
      <text:p text:style-name="P16"/>
      <text:p text:style-name="P17">hbase(main):029:0&gt; describe 'customer'</text:p>
      <text:p text:style-name="P18">Table customer is ENABLED <text:s text:c="116"/></text:p>
      <text:p text:style-name="P19">customer <text:s text:c="8"/><text:s text:c="125"/></text:p>
      <text:p text:style-name="P20">COLUMN FAMILIES DESCRIPTION <text:s text:c="102"/><text:s text:c="12"/></text:p>
      <text:p text:style-name="P21">{NAME =&gt; 'addr', BLOOMFILTER =&gt; 'ROW', VERSIONS =&gt; '1', IN_MEMORY =&gt; 'false', KEEP_DELETED_CELLS =&gt; 'FALSE', DATA_BLOCK_ENCODING =&gt; 'NONE', TT</text:p>
      <text:p text:style-name="P22">L =&gt; 'FOREVER', COMPRESSION =&gt; 'NONE', MIN_VERSIONS =&gt; '0', BLOCKCACHE =&gt; 'true', BLOCKSIZE =&gt;<text:s/>'65536', REPLICATION_SCOPE =&gt; '0'} <text:s text:c="12"/></text:p>
      <text:p text:style-name="P23">{NAME =&gt; 'order', BLOOMFILTER =&gt; 'ROW', VERSIONS =&gt; '1', IN_MEMORY =&gt; 'false', KEEP_DELETED_CELLS =&gt; 'FALSE', DATA_BLOCK_ENCODING =&gt; 'NONE', T</text:p>
      <text:p text:style-name="P24">TL =&gt; 'FOREVER', COMPRESSION =&gt; 'NONE', MIN_VERSIONS =&gt; '0', BLOCKCACHE =&gt; 'true', BLOCKSIZE =&gt; '65536', REPLICATION_SCOPE =&gt; '0'} <text:s text:c="11"/></text:p>
      <text:p text:style-name="P25">2 row(s) in 0.2430 seconds</text:p>
      <text:p text:style-name="P26"/>
      <text:p text:style-name="P27">Execute the following statements to insert records</text:p>
      <text:p text:style-name="P28"/>
      <text:p text:style-name="P29">&gt;put 'customer', 'smith', 'addr:city', 'Pune'</text:p>
      <text:p text:style-name="P30">hbase(main):030:0&gt; put 'customer', 'smith', 'addr:city', 'Pune'</text:p>
      <text:p text:style-name="P31">0 row(s) in 0.0250 seconds</text:p>
      <text:p text:style-name="P32"/>
      <text:p text:style-name="P33">Use ‘get’ to retrieve the data for ‘smith’</text:p>
      <text:p text:style-name="P34"/>
      <text:p text:style-name="P35">&gt;get <text:s/>'customer', 'smith'</text:p>
      <text:p text:style-name="P36">hbase(main):031:0&gt; get 'customer', 'smith'</text:p>
      <text:p text:style-name="P37">COLUMN <text:s text:c="30"/>CELL <text:s text:c="27"/><text:s text:c="73"/></text:p>
      <text:p text:style-name="P38"><text:s/>addr:city <text:s text:c="26"/>timestamp=1522666057786, value=Pune <text:s text:c="69"/></text:p>
      <text:p text:style-name="P39">1 row(s) in 0.1340 seconds</text:p>
      <text:p text:style-name="P40"/>
      <text:p text:style-name="P41">Note that this gets all the data for the row. How can we limit this to only one column family ?</text:p>
      <text:p text:style-name="P42"/>
      <text:p text:style-name="P43">&gt;get 'customer', 'smith', {COLUMNS=&gt;['addr']}</text:p>
      <text:p text:style-name="P44"/>
      <text:p text:style-name="P45">hbase(main):032:0&gt; get 'customer', 'smith', {COLUMNS=&gt;['addr']}</text:p>
      <text:p text:style-name="P46">COLUMN <text:s text:c="30"/>CELL <text:s text:c="17"/><text:s text:c="83"/></text:p>
      <text:p text:style-name="P47"><text:s/>addr:city <text:s text:c="26"/>timestamp=1522666057786, value=Pune <text:s text:c="69"/></text:p>
      <text:p text:style-name="P48">1 row(s) in 0.0070 seconds</text:p>
      <text:p text:style-name="P49"/>
      <text:p text:style-name="P50"/>
      <text:p text:style-name="P51">How can we limit this to a specific column?</text:p>
      <text:p text:style-name="P52"/>
      <text:p text:style-name="P53">&gt;get 'customer', 'jsmith', {COLUMNS=&gt;['order:numb']}</text:p>
      <text:p text:style-name="P54"/>
      <text:p text:style-name="P55">hbase(main):033:0&gt; get 'customer', 'jsmith', {COLUMNS=&gt;['order:numb']}</text:p>
      <text:p text:style-name="P56">COLUMN <text:s text:c="30"/>CELL <text:s text:c="44"/><text:s text:c="56"/></text:p>
      <text:p text:style-name="P57">0 row(s) in 0.0510 seconds</text:p>
      <text:p text:style-name="P58"/>
      <text:p text:style-name="P59">put more order numbers</text:p>
      <text:p text:style-name="P60">&gt;put <text:s text:c="2"/>'customer', <text:s/>'smith', <text:s/>'order:numb', '1235'</text:p>
      <text:p text:style-name="P61">hbase(main):035:0&gt; put 'customer', 'smith', 'order:numb', '1235'</text:p>
      <text:p text:style-name="P62">0 row(s) in 0.0060 seconds</text:p>
      <text:p text:style-name="P63"/>
      <text:p text:style-name="P64">&gt;put<text:s text:c="3"/>'customer', <text:s/>'smith', <text:s/>'order:numb', '1236'</text:p>
      <text:p text:style-name="P65">hbase(main):035:0&gt; put 'customer', 'smith', 'order:numb', '1235'</text:p>
      <text:p text:style-name="P66">0 row(s) in 0.0060 seconds</text:p>
      <text:p text:style-name="P67"/>
      <text:p text:style-name="P68"/>
      <text:p text:style-name="P69">&gt;put <text:s text:c="2"/>'customer', <text:s/>'smith', <text:s/>'order:numb', '1237'</text:p>
      <text:p text:style-name="P70">hbase(main):037:0&gt; put 'customer', 'smith', 'order:numb', '1237'</text:p>
      <text:p text:style-name="P71">0 row(s) in 0.0090 seconds</text:p>
      <text:p text:style-name="P72">&gt;put <text:s text:c="2"/>'customer', <text:s/>'smith', <text:s/>'order:numb', '1238'</text:p>
      <text:p text:style-name="P73">hbase(main):038:0&gt; put 'customer', 'smith', 'order:numb', '1238'</text:p>
      <text:p text:style-name="P74">0 row(s) in 0.0170 seconds</text:p>
      <text:p text:style-name="P75"/>
      <text:p text:style-name="P76">Get order number column cells</text:p>
      <text:p text:style-name="P77"/>
      <text:p text:style-name="P78">&gt;get 'customer', 'smith', {COLUMNS=&gt;['order:numb']}</text:p>
      <text:p text:style-name="P79">hbase(main):039:0&gt; get 'customer', 'smith', {COLUMNS=&gt;['order:numb']}</text:p>
      <text:p text:style-name="P80">COLUMN <text:s text:c="30"/>CELL <text:s text:c="100"/></text:p>
      <text:p text:style-name="P81"><text:s/>order:numb <text:s text:c="25"/>timestamp=1522666299020, value=1238 <text:s text:c="69"/></text:p>
      <text:p text:style-name="P82">1 row(s) in 0.0100 seconds</text:p>
      <text:p text:style-name="P83"/>
      <text:p text:style-name="P84">retrieve all rows, all columns</text:p>
      <text:p text:style-name="P85"/>
      <text:p text:style-name="P86">&gt;scan 'customer'</text:p>
      <text:p text:style-name="P87">hbase(main):040:0&gt; scan 'customer'</text:p>
      <text:p text:style-name="P88">ROW <text:s text:c="33"/>COLUMN+CELL <text:s text:c="93"/></text:p>
      <text:p text:style-name="P89"><text:s/>smith <text:s text:c="30"/>column=addr:city, timestamp=1522666057786, value=Pune <text:s text:c="51"/></text:p>
      <text:p text:style-name="P90"><text:s/>smith <text:s text:c="7"/><text:s text:c="23"/>column=order:numb, timestamp=1522666299020, value=1238 <text:s text:c="50"/></text:p>
      <text:p text:style-name="P91">1 row(s) in 0.0290 seconds</text:p>
      <text:p text:style-name="P92"/>
      <text:p text:style-name="P93">retrieve all rows, addr column family</text:p>
      <text:p text:style-name="P94"/>
      <text:p text:style-name="P95">&gt;scan 'customer', {COLUMNS=&gt;['addr']}</text:p>
      <text:p text:style-name="P96">hbase(main):041:0&gt;<text:s/>scan 'customer', {COLUMNS=&gt;['addr']}</text:p>
      <text:p text:style-name="P97">ROW <text:s text:c="33"/>COLUMN+CELL <text:s text:c="93"/></text:p>
      <text:p text:style-name="P98"><text:s/>smith <text:s text:c="30"/>column=addr:city, timestamp=1522666057786, value=Pune <text:s text:c="51"/></text:p>
      <text:p text:style-name="P99">1 row(s) in 0.0100 seconds</text:p>
      <text:p text:style-name="P100"/>
      <text:soft-page-break/>
      <text:p text:style-name="P101">retrieve rows with rowkey starting with 'sm', addr column family</text:p>
      <text:p text:style-name="P102"/>
      <text:p text:style-name="P103">&gt;scan 'customer', {STARTROW =&gt; 'sm', COLUMNS=&gt;['addr'] }</text:p>
      <text:p text:style-name="P104">hbase(main):042:0&gt; scan 'customer', {STARTROW =&gt; 'sm', COLUMNS=&gt;['addr'] }</text:p>
      <text:p text:style-name="P105">ROW <text:s text:c="33"/>COLUMN+CELL <text:s text:c="93"/></text:p>
      <text:p text:style-name="P106"><text:s/>smith <text:s text:c="30"/>column=addr:city, timestamp=1522666057786, value=Pune <text:s text:c="51"/></text:p>
      <text:p text:style-name="P107">1 row(s) in 0.0150 seconds</text:p>
      <text:p text:style-name="P108"/>
      <text:p text:style-name="P109">Use ‘count’ to retrieve the number of rows in the table.</text:p>
      <text:p text:style-name="P110"/>
      <text:p text:style-name="P111">&gt;count 'customer'</text:p>
      <text:p text:style-name="P112">hbase(main):043:0&gt; count 'customer'</text:p>
      <text:p text:style-name="P113">1 row(s) in 0.2240 seconds</text:p>
      <text:p text:style-name="P114"/>
      <text:p text:style-name="P115">=&gt; 1</text:p>
      <text:p text:style-name="P116"/>
      <text:p text:style-name="P117"/>
      <text:p text:style-name="P118">delete a<text:s/>column</text:p>
      <text:p text:style-name="P119">&gt;delete 'customer', 'njones', 'addr:city'</text:p>
      <text:p text:style-name="P120">hbase(main):044:0&gt; delete 'customer', 'njones', 'addr:city'</text:p>
      <text:p text:style-name="P121">0 row(s) in 0.1010 seconds</text:p>
      <text:p text:style-name="P122"/>
      <text:p text:style-name="P123"/>
      <text:p text:style-name="P124">delete a column family</text:p>
      <text:p text:style-name="P125"/>
      <text:p text:style-name="P126">&gt;delete <text:s text:c="2"/>'customer', <text:s/>'jsmith', <text:s text:c="2"/>'addr:'</text:p>
      <text:p text:style-name="P127">hbase(main):045:0&gt; delete 'customer', 'jsmith', 'addr:'</text:p>
      <text:p text:style-name="P128">0 row(s) in 0.0100 seconds</text:p>
      <text:p text:style-name="P129"/>
      <text:p text:style-name="P130">delete a row</text:p>
      <text:p text:style-name="P131"/>
      <text:p text:style-name="Standard"><text:span text:style-name="T132">&gt;deleteall 'customer', 'jsmith'</text:span></text:p>
      <text:p text:style-name="P133">hbase(main):046:0&gt; deleteall 'customer', 'jsmith'</text:p>
      <text:p text:style-name="P134">0 row(s) in 0.0080 seconds</text:p>
      <text:p text:style-name="P135"/>
      <text:p text:style-name="P136"/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hil Godbole</meta:initial-creator>
    <dc:creator>Varad Ahirwadkar</dc:creator>
    <meta:creation-date>2018-04-02T15:19:00Z</meta:creation-date>
    <dc:date>2019-04-02T05:51:00Z</dc:date>
    <meta:template xlink:href="Normal.dotm" xlink:type="simple"/>
    <meta:editing-cycles>2</meta:editing-cycles>
    <meta:editing-duration>PT1620S</meta:editing-duration>
    <meta:document-statistic meta:page-count="3" meta:paragraph-count="11" meta:word-count="884" meta:character-count="5918" meta:row-count="42" meta:non-whitespace-character-count="5045"/>
  </office:meta>
</office:document-meta>
</file>